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1cm" fo:margin-left="0cm" table:align="left" style:writing-mode="lr-tb"/>
    </style:style>
    <style:style style:name="Tabela1.A" style:family="table-column">
      <style:table-column-properties style:column-width="4.128cm"/>
    </style:style>
    <style:style style:name="Tabela1.A1" style:family="table-cell">
      <style:table-cell-properties style:vertical-align="top" fo:padding="0.176cm" fo:border="1.5pt solid #000000"/>
    </style:style>
    <style:style style:name="Tabela1.A5" style:family="table-cell">
      <style:table-cell-properties style:vertical-align="top" fo:padding="0.176cm" fo:border-left="1.5pt solid #000000" fo:border-right="1.5pt solid #000000" fo:border-top="none" fo:border-bottom="1.5pt solid #000000"/>
    </style:style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1pt" fo:language="pt" fo:country="BR" style:font-size-asian="21pt" style:font-size-complex="21pt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Times New Roman" fo:font-size="14pt" fo:language="pt" fo:country="BR" style:font-name-asian="Times New Roman" style:font-size-asian="14pt" style:font-name-complex="Times New Roman" style:font-size-complex="14pt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Times New Roman" fo:font-size="12pt" fo:language="pt" fo:country="BR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15d9e" officeooo:paragraph-rsid="00133ced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33ced" officeooo:paragraph-rsid="00133ced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style:font-size-asian="11pt" style:font-size-complex="11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15d9e" officeooo:paragraph-rsid="00115d9e" style:font-size-asian="11pt" style:font-size-complex="11pt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rsid="00133ced" officeooo:paragraph-rsid="00133ced" style:font-size-asian="11pt" style:font-size-complex="11pt"/>
    </style:style>
    <style:style style:name="P10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pt" fo:country="B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2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pt" fo:country="BR" fo:font-weight="bold" officeooo:rsid="00133ced" officeooo:paragraph-rsid="00133ced" style:font-name-asian="Times New Roman" style:font-size-asian="11pt" style:font-weight-asian="bold" style:font-name-complex="Times New Roman" style:font-size-complex="11pt" style:font-weight-complex="bold"/>
    </style:style>
    <style:style style:name="P1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ize="21pt" fo:language="pt" fo:country="BR" style:font-name-asian="Times New Roman" style:font-size-asian="21pt" style:font-name-complex="Times New Roman" style:font-size-complex="21pt"/>
    </style:style>
    <style:style style:name="P14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fo:font-size="21pt" fo:language="pt" fo:country="BR" style:font-name-asian="Times New Roman" style:font-size-asian="21pt" style:font-name-complex="Times New Roman" style:font-size-complex="21pt"/>
    </style:style>
    <style:style style:name="P15" style:family="paragraph" style:parent-style-name="Standard">
      <style:paragraph-properties fo:line-height="115%" fo:break-before="page" style:writing-mode="lr-tb"/>
      <style:text-properties style:font-name="Times New Roman" fo:font-size="13pt" fo:language="pt" fo:country="BR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15d9e" officeooo:paragraph-rsid="00157aa4" style:font-name-asian="Times New Roman" style:font-size-asian="11pt" style:font-style-asian="normal" style:font-name-complex="Times New Roman" style:font-size-complex="11pt" style:font-style-complex="normal"/>
    </style:style>
    <style:style style:name="P18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15d9e" officeooo:paragraph-rsid="0013aa44" style:font-name-asian="Times New Roman" style:font-size-asian="11pt" style:font-style-asian="normal" style:font-name-complex="Times New Roman" style:font-size-complex="11pt" style:font-style-complex="normal"/>
    </style:style>
    <style:style style:name="P19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5e889" officeooo:paragraph-rsid="0015e889" style:font-name-asian="Times New Roman" style:font-size-asian="11pt" style:font-style-asian="normal" style:font-name-complex="Times New Roman" style:font-size-complex="11pt" style:font-style-complex="normal"/>
    </style:style>
    <style:style style:name="P20" style:family="paragraph" style:parent-style-name="Standard">
      <style:paragraph-properties fo:line-height="115%" style:writing-mode="lr-tb"/>
      <style:text-properties style:font-name="Times New Roman" fo:font-size="11pt" fo:language="pt" fo:country="BR" fo:font-style="normal" officeooo:rsid="0015e889" officeooo:paragraph-rsid="0015e889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style:font-size-asian="11pt" style:font-size-complex="11pt"/>
    </style:style>
    <style:style style:name="P22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officeooo:paragraph-rsid="00115d9e" style:font-size-asian="11pt" style:font-size-complex="11pt"/>
    </style:style>
    <style:style style:name="P23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officeooo:paragraph-rsid="0013aa44" style:font-size-asian="11pt" style:font-size-complex="11pt"/>
    </style:style>
    <style:style style:name="P24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15d9e" officeooo:paragraph-rsid="0013aa44" style:font-name-asian="Times New Roman" style:font-size-asian="11pt" style:font-name-complex="Times New Roman" style:font-size-complex="11pt"/>
    </style:style>
    <style:style style:name="P25" style:family="paragraph" style:parent-style-name="Standard">
      <style:paragraph-properties fo:line-height="115%" style:writing-mode="lr-tb"/>
      <style:text-properties style:font-name="Times New Roman" fo:font-size="11pt" fo:language="pt" fo:country="BR" officeooo:rsid="00133ced" officeooo:paragraph-rsid="00133ced" style:font-name-asian="Times New Roman" style:font-size-asian="11pt" style:font-name-complex="Times New Roman" style:font-size-complex="11pt"/>
    </style:style>
    <style:style style:name="P26" style:family="paragraph" style:parent-style-name="Standard">
      <style:paragraph-properties fo:line-height="115%" style:writing-mode="lr-tb"/>
      <style:text-properties style:font-name="Times New Roman" fo:font-size="11pt" fo:language="pt" fo:country="BR" fo:font-style="italic" officeooo:rsid="0015e889" officeooo:paragraph-rsid="0015e889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line-height="115%" style:writing-mode="lr-tb"/>
      <style:text-properties style:font-name="Times New Roman" fo:font-size="11pt" fo:language="pt" fo:country="BR" fo:font-style="italic" officeooo:rsid="0015e889" officeooo:paragraph-rsid="0015e889" style:font-name-asian="Times New Roman" style:font-size-asian="11pt" style:font-style-asian="italic" style:font-name-complex="Times New Roman" style:font-size-complex="11pt" style:font-style-complex="italic"/>
    </style:style>
    <style:style style:name="P28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language="pt" fo:country="BR"/>
    </style:style>
    <style:style style:name="P29" style:family="paragraph" style:parent-style-name="Standard">
      <style:paragraph-properties fo:line-height="115%" style:writing-mode="lr-tb"/>
      <style:text-properties style:font-name="Times New Roman" fo:font-size="11pt" fo:language="pt" fo:country="BR" fo:font-weight="normal" officeooo:rsid="00133ced" officeooo:paragraph-rsid="00133ced" style:font-name-asian="Times New Roman" style:font-size-asian="11pt" style:font-weight-asian="normal" style:font-name-complex="Times New Roman" style:font-size-complex="11pt" style:font-weight-complex="normal"/>
    </style:style>
    <style:style style:name="P30" style:family="paragraph" style:parent-style-name="Standard">
      <style:paragraph-properties fo:line-height="115%" style:writing-mode="lr-tb"/>
      <style:text-properties style:font-name="Times New Roman" fo:font-size="11pt" fo:language="pt" fo:country="BR" fo:font-weight="normal" officeooo:rsid="00165e9f" officeooo:paragraph-rsid="00165e9f" style:font-name-asian="Times New Roman" style:font-size-asian="11pt" style:font-weight-asian="normal" style:font-name-complex="Times New Roman" style:font-size-complex="11pt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style:font-name="Times New Roman" fo:font-size="13pt" fo:language="pt" fo:country="BR" style:font-name-asian="Times New Roman" style:font-size-asian="11pt" style:font-name-complex="Times New Roman" style:font-size-complex="11pt"/>
    </style:style>
    <style:style style:name="P32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ize="21pt" fo:language="pt" fo:country="BR" officeooo:rsid="00165e9f" officeooo:paragraph-rsid="00165e9f" style:font-name-asian="Times New Roman" style:font-size-asian="21pt" style:font-name-complex="Times New Roman" style:font-size-complex="21pt"/>
    </style:style>
    <style:style style:name="P33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style:font-name-asian="Times New Roman" style:font-size-asian="11pt" style:font-name-complex="Times New Roman" style:font-size-complex="11pt"/>
    </style:style>
    <style:style style:name="P34" style:family="paragraph" style:parent-style-name="Standard">
      <style:paragraph-properties fo:line-height="115%" fo:break-before="auto" fo:break-after="auto" style:writing-mode="lr-tb"/>
      <style:text-properties style:font-name="Times New Roman" fo:font-size="11pt" fo:language="pt" fo:country="BR" officeooo:paragraph-rsid="00133ced" style:font-name-asian="Times New Roman" style:font-size-asian="11pt" style:font-name-complex="Times New Roman" style:font-size-complex="11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65e9f" officeooo:paragraph-rsid="00165e9f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65e9f" officeooo:paragraph-rsid="00165e9f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7f3e9" officeooo:paragraph-rsid="0017f3e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65e9f" officeooo:paragraph-rsid="00165e9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1pt" fo:language="pt" fo:country="BR" fo:font-style="normal" style:text-underline-style="none" fo:font-weight="normal" officeooo:rsid="0017f3e9" officeooo:paragraph-rsid="0017f3e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a44" style:font-weight-asian="bold" style:font-weight-complex="bold"/>
    </style:style>
    <style:style style:name="T3" style:family="text">
      <style:text-properties fo:font-weight="bold" officeooo:rsid="00165e9f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aa44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57aa4" style:font-style-asian="italic" style:font-weight-asian="normal" style:font-style-complex="italic" style:font-weight-complex="normal"/>
    </style:style>
    <style:style style:name="T8" style:family="text">
      <style:text-properties fo:font-style="italic" fo:font-weight="bold" officeooo:rsid="00157aa4" style:font-style-asian="italic" style:font-weight-asian="bold" style:font-style-complex="italic" style:font-weight-complex="bold"/>
    </style:style>
    <style:style style:name="T9" style:family="text">
      <style:text-properties officeooo:rsid="00133ced"/>
    </style:style>
    <style:style style:name="T10" style:family="text">
      <style:text-properties officeooo:rsid="0013aa44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3aa44" style:font-weight-asian="normal" style:font-weight-complex="normal"/>
    </style:style>
    <style:style style:name="T13" style:family="text">
      <style:text-properties officeooo:rsid="0015e889"/>
    </style:style>
    <style:style style:name="T14" style:family="text">
      <style:text-properties officeooo:rsid="00165e9f"/>
    </style:style>
    <style:style style:name="T15" style:family="text">
      <style:text-properties officeooo:rsid="001898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3"/>
      <text:p text:style-name="P13"/>
      <text:p text:style-name="P13"/>
      <text:p text:style-name="P13"/>
      <text:p text:style-name="P13"/>
      <text:p text:style-name="P1">Projeto Prático - </text:p>
      <text:p text:style-name="P32">Plataforma de Gerenciamento de Decks de <text:span text:style-name="T4">Magic: The Gathering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2">Daniel <text:span text:style-name="T14">Quadros de </text:span>Miranda <text:span text:style-name="T14">7577406</text:span></text:p>
      <text:p text:style-name="P2">Duilio Felix Oliveira da Silva <text:span text:style-name="T14">7577299</text:span></text:p>
      <text:p text:style-name="P3">2º Sem. - Mac 0332 - Engenharia de Software</text:p>
      <text:p text:style-name="P3">Prof. Marco Aurélio Gerosa</text:p>
      <text:p text:style-name="P15">Histórico de revisões</text:p>
      <text:p text:style-name="P4"/>
      <table:table table:name="Tabela1" table:style-name="Tabela1">
        <table:table-column table:style-name="Tabela1.A" table:number-columns-repeated="4"/>
        <table:table-row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6">Descrição</text:p>
          </table:table-cell>
          <table:table-cell table:style-name="Tabela1.A1" office:value-type="string">
            <text:p text:style-name="P16">Autor</text:p>
          </table:table-cell>
        </table:table-row>
        <table:table-row>
          <table:table-cell table:style-name="Tabela1.A1" office:value-type="string">
            <text:p text:style-name="P35">29/11/14</text:p>
          </table:table-cell>
          <table:table-cell table:style-name="Tabela1.A1" office:value-type="string">
            <text:p text:style-name="P37">0.1</text:p>
          </table:table-cell>
          <table:table-cell table:style-name="Tabela1.A1" office:value-type="string">
            <text:p text:style-name="P37">Criação do modelo do documento.</text:p>
          </table:table-cell>
          <table:table-cell table:style-name="Tabela1.A1" office:value-type="string">
            <text:p text:style-name="P36">Daniel</text:p>
          </table:table-cell>
        </table:table-row>
        <table:table-row>
          <table:table-cell table:style-name="Tabela1.A1" office:value-type="string">
            <text:p text:style-name="P35">01/12/14</text:p>
          </table:table-cell>
          <table:table-cell table:style-name="Tabela1.A1" office:value-type="string">
            <text:p text:style-name="P37">0.2</text:p>
          </table:table-cell>
          <table:table-cell table:style-name="Tabela1.A1" office:value-type="string">
            <text:p text:style-name="P37">Adição do levantamento de requisitos</text:p>
          </table:table-cell>
          <table:table-cell table:style-name="Tabela1.A1" office:value-type="string">
            <text:p text:style-name="P36">Duilio</text:p>
          </table:table-cell>
        </table:table-row>
        <table:table-row>
          <table:table-cell table:style-name="Tabela1.A1" office:value-type="string">
            <text:p text:style-name="P35">02/12/14</text:p>
          </table:table-cell>
          <table:table-cell table:style-name="Tabela1.A1" office:value-type="string">
            <text:p text:style-name="P39">0.5</text:p>
          </table:table-cell>
          <table:table-cell table:style-name="Tabela1.A1" office:value-type="string">
            <text:p text:style-name="P39">Adição da modelagem</text:p>
          </table:table-cell>
          <table:table-cell table:style-name="Tabela1.A1" office:value-type="string">
            <text:p text:style-name="P38">Duilio</text:p>
          </table:table-cell>
        </table:table-row>
        <table:table-row>
          <table:table-cell table:style-name="Tabela1.A5" office:value-type="string">
            <text:p text:style-name="P35">03/12/14</text:p>
          </table:table-cell>
          <table:table-cell table:style-name="Tabela1.A5" office:value-type="string">
            <text:p text:style-name="P39">0.6</text:p>
          </table:table-cell>
          <table:table-cell table:style-name="Tabela1.A5" office:value-type="string">
            <text:p text:style-name="P39">Revisão dos requisitos não-funcionais</text:p>
          </table:table-cell>
          <table:table-cell table:style-name="Tabela1.A5" office:value-type="string">
            <text:p text:style-name="P38">Daniel</text:p>
          </table:table-cell>
        </table:table-row>
        <table:table-row>
          <table:table-cell table:style-name="Tabela1.A5" office:value-type="string">
            <text:p text:style-name="P35">04/12/14</text:p>
          </table:table-cell>
          <table:table-cell table:style-name="Tabela1.A5" office:value-type="string">
            <text:p text:style-name="P39">1.0</text:p>
          </table:table-cell>
          <table:table-cell table:style-name="Tabela1.A5" office:value-type="string">
            <text:p text:style-name="P39">Adição dos outros UML</text:p>
          </table:table-cell>
          <table:table-cell table:style-name="Tabela1.A5" office:value-type="string">
            <text:p text:style-name="P38">Daniel</text:p>
          </table:table-cell>
        </table:table-row>
        <table:table-row>
          <table:table-cell table:style-name="Tabela1.A5" office:value-type="string">
            <text:p text:style-name="P35">05/12/14</text:p>
          </table:table-cell>
          <table:table-cell table:style-name="Tabela1.A5" office:value-type="string">
            <text:p text:style-name="P39">1.1</text:p>
          </table:table-cell>
          <table:table-cell table:style-name="Tabela1.A5" office:value-type="string">
            <text:p text:style-name="P39">Formatação final</text:p>
          </table:table-cell>
          <table:table-cell table:style-name="Tabela1.A5" office:value-type="string">
            <text:p text:style-name="P38">Duilio</text:p>
          </table:table-cell>
        </table:table-row>
      </table:table>
      <text:p text:style-name="P7"/>
      <text:p text:style-name="P10"/>
      <text:p text:style-name="P11">Visão técnica</text:p>
      <text:p text:style-name="P4">Elabore a visão técnica do sistema, seguindo o template do OpenUp(http://epf.eclipse.org/wikis/openup/).</text:p>
      <text:p text:style-name="P10"/>
      <text:p text:style-name="P12">Levantamento de requisitos – casos de uso</text:p>
      <text:p text:style-name="P29">Diagrama de Casos de Uso entregue em anexo.</text:p>
      <text:p text:style-name="P21"/>
      <text:p text:style-name="P8"><text:span text:style-name="T1">Caso de uso 1:</text:span> Criar Deck.</text:p>
      <text:p text:style-name="P22">Ator:</text:p>
      <text:p text:style-name="P22"><text:s text:c="4"/>Usuário Cadastrado</text:p>
      <text:p text:style-name="P22">Descrição:</text:p>
      <text:p text:style-name="P22"><text:s text:c="4"/>Usuário cadastra e preenche um deck no sistema.</text:p>
      <text:p text:style-name="P22">Pré-Condições:</text:p>
      <text:p text:style-name="P22"><text:s text:c="4"/>Usuário está cadastrado, logado e exitem cartas suficientes no banco de dados.</text:p>
      <text:p text:style-name="P22">Pós-Condições:</text:p>
      <text:p text:style-name="P22"><text:s text:c="4"/>O deck é criado no sistema.</text:p>
      <text:p text:style-name="P22">Fluxo Principal:</text:p>
      <text:p text:style-name="P22"><text:s text:c="4"/><text:span text:style-name="T1">1.</text:span> <text:span text:style-name="T4">Usuário navega até a página de decks</text:span></text:p>
      <text:p text:style-name="P22"><text:s text:c="4"/><text:span text:style-name="T1">2. </text:span><text:span text:style-name="T4">Sistema exibe uma página contendo um link para cadastrar decks</text:span></text:p>
      <text:p text:style-name="P22"><text:s text:c="4"/><text:span text:style-name="T1">3. </text:span><text:span text:style-name="T4">Usuário clica no link para cadastrar o deck</text:span></text:p>
      <text:p text:style-name="P22"><text:s text:c="4"/><text:span text:style-name="T1">4.</text:span> <text:span text:style-name="T4">Sistema exibe a página de cadastro de decks contendo campos</text:span></text:p>
      <text:p text:style-name="P22"><text:s text:c="8"/><text:span text:style-name="T4">para identificação e preenchimento do deck</text:span></text:p>
      <text:p text:style-name="P22"><text:s text:c="4"/><text:span text:style-name="T1">5.</text:span> <text:span text:style-name="T4">Usuário preenche as informações do deck</text:span></text:p>
      <text:p text:style-name="P22"><text:s text:c="4"/><text:span text:style-name="T1">6.</text:span> <text:span text:style-name="T4">O Usuário procura uma carta no sistema para adicionar ao deck ou remove uma carta existente</text:span></text:p>
      <text:p text:style-name="P22"><text:s text:c="8"/><text:span text:style-name="T1">6a.</text:span> <text:span text:style-name="T4">O sistema verifica se a carta pode ser adicionada, dentro das regras do jogo.</text:span></text:p>
      <text:p text:style-name="P22"><text:soft-page-break/><text:s text:c="12"/><text:span text:style-name="T1">6aa.</text:span> <text:span text:style-name="T4">A carta pode ser adicionada: Cadastro procede</text:span></text:p>
      <text:p text:style-name="P22"><text:s text:c="12"/><text:span text:style-name="T1">6ab.</text:span> <text:span text:style-name="T4">A carta não pode ser adicionada: </text:span></text:p>
      <text:p text:style-name="P22"><text:s text:c="20"/><text:span text:style-name="T4">O sistema exibe uma mensagem de erro e o deck não é alterado</text:span></text:p>
      <text:p text:style-name="P22"><text:s text:c="8"/><text:span text:style-name="T1">6b.</text:span> <text:span text:style-name="T4">O Sistema remove a carta do deck</text:span></text:p>
      <text:p text:style-name="P22"><text:s text:c="4"/><text:span text:style-name="T1">8.</text:span> <text:span text:style-name="T4">O Usuário repete o passo 6 a gosto e clica no link de salvar deck</text:span></text:p>
      <text:p text:style-name="P22"><text:span text:style-name="T1">9.</text:span> <text:span text:style-name="T4">O Sistema salva o deck e redireciona o usuário para a página de decks</text:span></text:p>
      <text:p text:style-name="P22"/>
      <text:p text:style-name="P22"/>
      <text:p text:style-name="P22">Caso de Uso 2: Procurar cartas.</text:p>
      <text:p text:style-name="P23">Ator:</text:p>
      <text:p text:style-name="P23"><text:s text:c="4"/>Usuário Cadastrado</text:p>
      <text:p text:style-name="P23">Descrição:</text:p>
      <text:p text:style-name="P23"><text:s text:c="4"/><text:span text:style-name="T10">Usuário busca uma carta na base de dados</text:span></text:p>
      <text:p text:style-name="P23">Pré-Condições:</text:p>
      <text:p text:style-name="P23"><text:s text:c="4"/>Usuário está cadastrado, logado e exitem cartas no banco de dados.</text:p>
      <text:p text:style-name="P23">Pós-Condições:</text:p>
      <text:p text:style-name="P23"><text:s text:c="4"/><text:span text:style-name="T10">Um conjunto de cartas é mostrado ao usuário</text:span>.</text:p>
      <text:p text:style-name="P24">Fluxo Principal:</text:p>
      <text:p text:style-name="P24"><text:span text:style-name="T1"><text:s text:c="4"/></text:span><text:span text:style-name="T2">1.</text:span><text:span text:style-name="T12"> </text:span><text:span text:style-name="T6">O Usuário navega até a página de busca de cartas.</text:span></text:p>
      <text:p text:style-name="P24"><text:span text:style-name="T11"><text:s text:c="4"/></text:span><text:span text:style-name="T2">2.</text:span><text:span text:style-name="T12"> </text:span><text:span text:style-name="T6">O Sistema retorna uma página com campos para informar os dados da carta.</text:span></text:p>
      <text:p text:style-name="P18"><text:span text:style-name="T11"><text:s text:c="4"/></text:span><text:span text:style-name="T2">3. </text:span><text:span text:style-name="T6">O Usuário preenche qualquer quantidade de campos com as informações da carta desejada.</text:span></text:p>
      <text:p text:style-name="P17"><text:span text:style-name="T5"><text:s text:c="4"/></text:span><text:span text:style-name="T2">4.</text:span><text:span text:style-name="T6"> O Sistema exibe o conjunto de cartas que satisfaz as informações dadas.</text:span></text:p>
      <text:p text:style-name="P17"><text:span text:style-name="T6"><text:s text:c="4"/></text:span><text:span text:style-name="T8">5. </text:span><text:span text:style-name="T7">O Usuário repete o passo 3 até encontrar todas as cartas desejadas.</text:span></text:p>
      <text:p text:style-name="P24"/>
      <text:p text:style-name="P11">Levantamento de requisitos – histórias de usuário</text:p>
      <text:p text:style-name="P9">História de Usuário 1: Criar decks.</text:p>
      <text:p text:style-name="P26">Como Usuário, gostaria de salvar os meus decks e tornar alguns deles públicos.</text:p>
      <text:p text:style-name="P20"/>
      <text:p text:style-name="P5"><text:span text:style-name="T9">História</text:span> de Us<text:span text:style-name="T9">uário</text:span> 2: Procurar cartas.</text:p>
      <text:p text:style-name="P27">Como Usuário, gostaria de poder procurar por cartas utilizando alguma informação delas.</text:p>
      <text:p text:style-name="P19"/>
      <text:p text:style-name="P11">Requisitos não-funcionais</text:p>
      <text:p text:style-name="P6">Manutenabilidade – <text:span text:style-name="T13">O banco de cartas deve ser facilmente atualizado.</text:span></text:p>
      <text:p text:style-name="P25">Usabilidade – <text:span text:style-name="T13">O usuário deve encontrar facilmente os links desejados.</text:span></text:p>
      <text:p text:style-name="P4"/>
      <text:p text:style-name="P31"><text:span text:style-name="T1">Modelagem, </text:span><text:span text:style-name="T3">Design e Diagramas UML</text:span></text:p>
      <text:p text:style-name="P30">Todos os diagramas foram entregues em anexo para garantir uma boa visualização dos textos.</text:p>
      <text:p text:style-name="P4"/>
      <text:p text:style-name="P11">Implementação <text:span text:style-name="T15">e Testes</text:span></text:p>
      <text:p text:style-name="P34"><text:span text:style-name="T9">A implementação foi feita em Ruby on Rails, utilizando o Rspeck para se fazer os testes.</text:span></text:p>
      <text:p text:style-name="P4"/>
      <text:p text:style-name="P11">Sistema rodando</text:p>
      <text:p text:style-name="P4">L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family="'Trebuchet MS'" fo:font-size="13pt" fo:font-weight="normal" style:font-name-asian="Trebuchet MS" style:font-family-asian="'Trebuchet MS'" style:font-size-asian="13pt" style:font-weight-asian="normal" style:font-name-complex="Trebuchet MS" style:font-family-complex="'Trebuchet MS'" style:font-size-complex="13pt" style:font-weight-complex="normal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2pt" fo:font-weight="normal" style:font-name-asian="Trebuchet MS" style:font-family-asian="'Trebuchet MS'" style:font-size-asian="12pt" style:font-weight-asian="normal" style:font-name-complex="Trebuchet MS" style:font-family-complex="'Trebuchet MS'" style:font-size-complex="12pt" style:font-weight-complex="normal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000000" style:font-name="Trebuchet MS" fo:font-family="'Trebuchet MS'" fo:font-size="13pt" fo:font-style="normal" style:font-name-asian="Trebuchet MS" style:font-family-asian="'Trebuchet MS'" style:font-size-asian="13pt" style:font-style-asian="normal" style:font-name-complex="Trebuchet MS" style:font-family-complex="'Trebuchet MS'" style:font-size-complex="13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dc:title/>
    <meta:initial-creator/>
    <meta:editing-cycles>5</meta:editing-cycles>
    <dc:date>2014-12-05T13:53:45.639000000</dc:date>
    <meta:editing-duration>PT26M58S</meta:editing-duration>
    <meta:document-statistic meta:table-count="1" meta:image-count="0" meta:object-count="0" meta:page-count="3" meta:paragraph-count="92" meta:word-count="512" meta:character-count="3244" meta:non-whitespace-character-count="2670"/>
  </office:meta>
</office:document-meta>
</file>